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5-08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5-08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5-05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5-03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4-12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4-05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4-03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3-11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3-08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3-06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3-05-0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2-12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2-09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2-06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2-03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1-10-1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1-07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1-05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1-03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0-11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0-09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0-06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20-03-3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1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10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09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08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07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06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05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9-04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11-1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10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09-1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08-1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07-1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06-1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05-1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8-04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11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10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9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8-1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7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6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5-0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4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7-03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11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10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09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08-1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07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06-1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05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6-04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11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10-1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09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08-1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06-1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05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5-04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12-0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10-2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09-2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08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07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06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05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4-04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09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08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07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05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3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10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9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7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2-03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1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10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9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3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0</text:p>
          </table:table-cell>
          <table:table-cell office:value-type="string" calcext:value-type="string">
            <text:p>QBAA nr Herman, WPA ELDORADO #14</text:p>
          </table:table-cell>
          <table:table-cell office:value-type="string" calcext:value-type="string">
            <text:p>198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0" meta:object-count="0"/>
    <meta:user-defined meta:name="AppVersion">3.0</meta:user-defined>
  </office:meta>
</office:document-meta>
</file>